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1ac9e7"/>
    </style:style>
    <style:style style:name="P2" style:family="paragraph" style:parent-style-name="Title">
      <style:paragraph-properties fo:break-before="page"/>
      <style:text-properties officeooo:rsid="001b3392" officeooo:paragraph-rsid="001b3392"/>
    </style:style>
    <style:style style:name="P3" style:family="paragraph" style:parent-style-name="Text_20_body" style:list-style-name="L3">
      <style:text-properties officeooo:rsid="001ac9e7" officeooo:paragraph-rsid="001ac9e7"/>
    </style:style>
    <style:style style:name="P4" style:family="paragraph" style:parent-style-name="Text_20_body" style:list-style-name="L3">
      <style:text-properties fo:font-size="11pt" officeooo:rsid="001ac9e7" officeooo:paragraph-rsid="001ac9e7" style:font-size-asian="9.60000038146973pt" style:font-size-complex="11pt"/>
    </style:style>
    <style:style style:name="P5" style:family="paragraph" style:parent-style-name="Text_20_body" style:list-style-name="L3">
      <style:text-properties fo:font-size="11pt" officeooo:rsid="001ac9e7" officeooo:paragraph-rsid="001b3392" style:font-size-asian="9.60000038146973pt" style:font-size-complex="11pt"/>
    </style:style>
    <style:style style:name="P6" style:family="paragraph" style:parent-style-name="Text_20_body" style:list-style-name="L3">
      <style:text-properties fo:font-size="11pt" officeooo:rsid="001b3392" officeooo:paragraph-rsid="001b3392" style:font-size-asian="9.60000038146973pt" style:font-size-complex="11pt"/>
    </style:style>
    <style:style style:name="P7" style:family="paragraph" style:parent-style-name="Text_20_body">
      <style:text-properties fo:font-size="11pt" officeooo:rsid="001b3392" officeooo:paragraph-rsid="001b3392" style:font-size-asian="9.60000038146973pt" style:font-size-complex="11pt"/>
    </style:style>
    <style:style style:name="P8" style:family="paragraph" style:parent-style-name="Text_20_body" style:list-style-name="L4">
      <style:text-properties fo:font-size="11pt" officeooo:rsid="001b3392" officeooo:paragraph-rsid="001b3392" style:font-size-asian="9.60000038146973pt" style:font-size-complex="11pt"/>
    </style:style>
    <style:style style:name="P9" style:family="paragraph" style:parent-style-name="Text_20_body" style:list-style-name="L3">
      <style:text-properties officeooo:paragraph-rsid="001b3392"/>
    </style:style>
    <style:style style:name="P10" style:family="paragraph" style:parent-style-name="Text_20_body">
      <style:text-properties officeooo:rsid="001b3392" officeooo:paragraph-rsid="001b3392"/>
    </style:style>
    <style:style style:name="P11" style:family="paragraph" style:parent-style-name="Text_20_body" style:list-style-name="L4">
      <style:text-properties officeooo:rsid="001b3392" officeooo:paragraph-rsid="001b3392"/>
    </style:style>
    <style:style style:name="T1" style:family="text">
      <style:text-properties officeooo:rsid="001ac9e7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1ac9e7" style:font-size-asian="9.60000038146973pt" style:font-size-complex="11pt"/>
    </style:style>
    <style:style style:name="T4" style:family="text">
      <style:text-properties officeooo:rsid="001b3392"/>
    </style:style>
    <style:style style:name="T5" style:family="text">
      <style:text-properties officeooo:rsid="001bf96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9. Patterns III</text:span></text:p>
      <text:list xml:id="list8378761722263037948" text:style-name="L3">
        <text:list-header>
          <text:p text:style-name="P3"><text:span text:style-name="T2">Write the next term of the following</text:span></text:p>
          <text:list>
            <text:list-item>
              <text:p text:style-name="P9"><text:span text:style-name="T3">1, -1, 2, -2, 3, -3,…</text:span></text:p>
            </text:list-item>
            <text:list-item>
              <text:p text:style-name="P5">2, 4, 8, 16,…</text:p>
            </text:list-item>
            <text:list-item>
              <text:p text:style-name="P4">1, 4, 9, 16, 25, ...</text:p>
            </text:list-item>
            <text:list-item>
              <text:p text:style-name="P4">2, 3, 5, 7, 11, 13, 17,…</text:p>
            </text:list-item>
            <text:list-item>
              <text:p text:style-name="P4">50, 47, 44, 41, …</text:p>
            </text:list-item>
            <text:list-item>
              <text:p text:style-name="P4">5, 5, 10, 15, 25, 40, 65, 105,…</text:p>
            </text:list-item>
            <text:list-item>
              <text:p text:style-name="P4">A, C, E, G, I, … <text:s text:c="3"/>(these are just letters)</text:p>
            </text:list-item>
            <text:list-item>
              <text:p text:style-name="P4">100, 99, 97, 94, 90, 85, …</text:p>
            </text:list-item>
            <text:list-item>
              <text:p text:style-name="P4">160, 80, 40, 20,…</text:p>
            </text:list-item>
            <text:list-item>
              <text:p text:style-name="P6">10, 12, 16, 24, …</text:p>
            </text:list-item>
            <text:list-item>
              <text:p text:style-name="P6">32, 16, 8, 4, …</text:p>
            </text:list-item>
          </text:list>
        </text:list-header>
      </text:list>
      <text:p text:style-name="P7"/>
      <text:p text:style-name="P2">19. Patterns <text:span text:style-name="T5">III </text:span>Answers</text:p>
      <text:p text:style-name="P10"/>
      <text:list xml:id="list3700457687695062769" text:style-name="L4">
        <text:list-item>
          <text:p text:style-name="P11"><text:span text:style-name="T3">4</text:span></text:p>
        </text:list-item>
        <text:list-item>
          <text:p text:style-name="P8">32</text:p>
        </text:list-item>
        <text:list-item>
          <text:p text:style-name="P8">36</text:p>
        </text:list-item>
        <text:list-item>
          <text:p text:style-name="P8">19</text:p>
        </text:list-item>
        <text:list-item>
          <text:p text:style-name="P8">38</text:p>
        </text:list-item>
        <text:list-item>
          <text:p text:style-name="P8">170</text:p>
        </text:list-item>
        <text:list-item>
          <text:p text:style-name="P8">K</text:p>
        </text:list-item>
        <text:list-item>
          <text:p text:style-name="P8">79</text:p>
        </text:list-item>
        <text:list-item>
          <text:p text:style-name="P8">10</text:p>
        </text:list-item>
        <text:list-item>
          <text:p text:style-name="P8">40</text:p>
        </text:list-item>
        <text:list-item>
          <text:p text:style-name="P8">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03:31.982611211</meta:creation-date>
    <dc:date>2016-09-26T22:21:17.263044506</dc:date>
    <meta:editing-duration>PT7M2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114" meta:character-count="389" meta:non-whitespace-character-count="319"/>
  </office:meta>
</office:document-meta>
</file>